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4.23mm"/>
    </style:style>
    <style:style style:name="co3" style:family="table-column">
      <style:table-column-properties fo:break-before="auto" style:column-width="6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row table:style-name="ro1">
          <table:table-cell table:style-name="ce1" office:value-type="string" calcext:value-type="string">
            <text:p>Referência</text:p>
          </table:table-cell>
          <table:table-cell table:style-name="ce1" office:value-type="string" calcext:value-type="string">
            <text:p>Descrição</text:p>
          </table:table-cell>
          <table:table-cell table:style-name="ce1"/>
          <table:table-cell table:number-columns-repeated="4"/>
          <table:table-cell office:value-type="string" calcext:value-type="string">
            <text:p>Datasheet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Condensador 100 n, 1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Condensador 100 n, 1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ondensador 100 n, 1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ondensador 100 n, 1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 Verde, 5 mm, 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 Amarelo, 5 mm, 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 Vermelho, 5 mm, vert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ector 6 pinos, header fêmea c/ afastamento de 100 mils</text:p>
          </table:table-cell>
          <table:table-cell table:number-columns-repeated="5"/>
          <table:table-cell office:value-type="string" calcext:value-type="string">
            <text:p>~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esistência 4k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istência 4k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ência 4k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esistência 270 (pode ser outro valo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esistência 4k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Resistência variável de montagem horizontal, 4k7-47k, 400/6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V2</text:p>
          </table:table-cell>
          <table:table-cell office:value-type="string" calcext:value-type="string">
            <text:p>Resistência variável de montagem horizontal, 4k7-47k, 400/6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inos de Ligação ao Arduino, headers fêmea c/ afastamento de 100 mils e altura de 20 m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Display de 7 segmentos de ânodo comu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Display de 7 segmentos de ânodo comum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Botão de pressão de 4 pi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Botão de pressão de 4 pi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Botão de pressão de 4 pin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Conector 3 pinos, header fêmea c/ afastamento de 100 mi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74HC595 DIP</text:p>
          </table:table-cell>
          <table:table-cell table:number-columns-repeated="5"/>
          <table:table-cell office:value-type="string" calcext:value-type="string">
            <text:p>http://www.ti.com/lit/ds/symlink/sn74hc595.pdf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74HC595 DIP</text:p>
          </table:table-cell>
          <table:table-cell table:number-columns-repeated="5"/>
          <table:table-cell office:value-type="string" calcext:value-type="string">
            <text:p>http://www.ti.com/lit/ds/symlink/sn74hc595.pdf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28T14:44:12.393828859</meta:creation-date>
    <dc:date>2019-10-28T15:05:07.005580671</dc:date>
    <meta:editing-duration>PT7M32S</meta:editing-duration>
    <meta:editing-cycles>2</meta:editing-cycles>
    <meta:generator>LibreOffice/6.3.2.2$Linux_X86_64 LibreOffice_project/30$Build-2</meta:generator>
    <meta:document-statistic meta:table-count="1" meta:cell-count="90" meta:object-count="0"/>
  </office:meta>
</office:document-meta>
</file>